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4.3173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ext-properties fo:color="#000000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12" office:value-type="string">
            <text:p>openApplication</text:p>
          </table:table-cell>
        </table:table-row>
        <table:table-row table:style-name="ro1">
          <table:table-cell table:style-name="ce13" office:value-type="string">
            <text:p>verifyAlertMessageOnVotingWithoutSelectingOption</text:p>
          </table:table-cell>
        </table:table-row>
        <table:table-row table:style-name="ro1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11/14/2016</text:date>, <text:time>17:0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39S</meta:editing-duration>
    <meta:editing-cycles>8</meta:editing-cycles>
    <meta:generator>OpenOffice/4.1.2$Win32 OpenOffice.org_project/412m3$Build-9782</meta:generator>
    <dc:date>2016-11-14T17:08:33.07</dc:date>
    <dc:creator>Aakar Verma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